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Mangal1" svg:font-family="Mangal"/>
    <style:font-face style:name="Menlo" svg:font-family="Menlo, Monaco, 'Courier New', Courier, monospace"/>
    <style:font-face style:name="Roboto" svg:font-family="Roboto, Helvetica, Arial, Lucida, sans-serif"/>
    <style:font-face style:name="charter" svg:font-family="charter, Georgia, Cambria, 'Times New Roman', Times, serif"/>
    <style:font-face style:name="fell" svg:font-family="fell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6pt" fo:letter-spacing="normal" fo:font-style="normal" fo:font-weight="bold" officeooo:rsid="00059065" officeooo:paragraph-rsid="00059065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Heading_20_1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6pt" fo:letter-spacing="normal" fo:font-style="normal" fo:font-weight="bold" officeooo:rsid="0005658f" officeooo:paragraph-rsid="0005658f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459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6pt" fo:letter-spacing="normal" fo:font-style="normal" fo:font-weight="bold" officeooo:paragraph-rsid="0005658f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459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20pt" fo:letter-spacing="normal" fo:font-style="normal" fo:font-weight="bold" officeooo:rsid="0005658f" officeooo:paragraph-rsid="0005658f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Text_20_body">
      <style:paragraph-properties fo:margin-left="0cm" fo:margin-right="0cm" style:line-height-at-least="0.564cm" fo:orphans="2" fo:widows="2" fo:text-indent="0cm" style:auto-text-indent="false"/>
      <style:text-properties fo:font-variant="normal" fo:text-transform="none" fo:color="#000000" loext:opacity="100%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left="0cm" fo:margin-right="0cm" style:line-height-at-least="0.564cm" fo:orphans="2" fo:widows="2" fo:text-indent="0cm" style:auto-text-indent="false"/>
    </style:style>
    <style:style style:name="P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rsid="0005658f" officeooo:paragraph-rsid="0005658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rsid="00059065" officeooo:paragraph-rsid="0005906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459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05658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6pt" fo:letter-spacing="normal" fo:font-style="normal" fo:font-weight="normal" officeooo:rsid="0005658f" officeooo:paragraph-rsid="0005658f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6pt" fo:letter-spacing="normal" fo:font-style="normal" fo:font-weight="normal" officeooo:rsid="00059065" officeooo:paragraph-rsid="00059065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Calibri" fo:font-size="12pt" fo:letter-spacing="normal" fo:font-style="normal" fo:font-weight="normal" officeooo:rsid="0005658f" officeooo:paragraph-rsid="0005658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459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Calibri" fo:font-size="12pt" fo:letter-spacing="normal" fo:font-style="normal" fo:font-weight="normal" officeooo:rsid="0005658f" officeooo:paragraph-rsid="0005658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Calibri" fo:font-size="12pt" fo:letter-spacing="normal" fo:font-style="normal" fo:font-weight="normal" officeooo:rsid="00059065" officeooo:paragraph-rsid="0005906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Calibri" fo:font-size="12pt" fo:letter-spacing="normal" fo:font-style="normal" fo:font-weight="normal" officeooo:paragraph-rsid="0005658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459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Calibri" fo:font-size="12pt" fo:letter-spacing="normal" fo:font-style="normal" fo:font-weight="normal" officeooo:paragraph-rsid="0005658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292929" loext:opacity="100%" style:font-name="charter" fo:font-size="10.5pt" fo:font-style="normal" fo:font-weight="normal"/>
    </style:style>
    <style:style style:name="T2" style:family="text">
      <style:text-properties fo:font-variant="normal" fo:text-transform="none" fo:color="#292929" loext:opacity="100%" style:font-name="charter" fo:font-size="10.5pt" fo:font-style="normal" fo:font-weight="bold"/>
    </style:style>
    <style:style style:name="T3" style:family="text">
      <style:text-properties fo:font-variant="normal" fo:text-transform="none" fo:color="#292929" loext:opacity="100%" style:font-name="charter" fo:font-size="10.5pt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92929" loext:opacity="100%" style:font-name="charter" fo:font-size="10.5pt" fo:font-style="italic" fo:font-weight="normal"/>
    </style:style>
    <style:style style:name="T5" style:family="text">
      <style:text-properties fo:font-variant="normal" fo:text-transform="none" fo:color="#292929" loext:opacity="100%" style:font-name="charter" fo:font-style="normal" fo:font-weight="normal"/>
    </style:style>
    <style:style style:name="T6" style:family="text">
      <style:text-properties fo:font-variant="normal" fo:text-transform="none" fo:color="#292929" loext:opacity="100%" style:font-name="charter" fo:font-style="normal" fo:font-weight="bold"/>
    </style:style>
    <style:style style:name="T7" style:family="text">
      <style:text-properties fo:font-variant="normal" fo:text-transform="none" fo:color="#292929" loext:opacity="100%" style:font-name="charter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292929" loext:opacity="100%" style:font-name="charter" fo:font-style="italic" fo:font-weight="normal"/>
    </style:style>
    <style:style style:name="T9" style:family="text">
      <style:text-properties fo:font-variant="normal" fo:text-transform="none" fo:color="#292929" loext:opacity="100%" style:font-name="charter" fo:font-size="12pt" fo:font-style="normal" fo:font-weight="normal" style:font-size-asian="12pt" style:font-size-complex="12pt"/>
    </style:style>
    <style:style style:name="T10" style:family="text">
      <style:text-properties fo:font-variant="normal" fo:text-transform="none" fo:color="#292929" loext:opacity="100%" style:font-name="charter" fo:font-size="12pt" fo:font-style="normal" fo:font-weight="bold" style:font-size-asian="12pt" style:font-size-complex="12pt"/>
    </style:style>
    <style:style style:name="T11" style:family="text">
      <style:text-properties fo:font-variant="normal" fo:text-transform="none" fo:color="#292929" loext:opacity="100%" style:font-name="charter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12" style:family="text">
      <style:text-properties fo:font-variant="normal" fo:text-transform="none" fo:color="#292929" loext:opacity="100%" style:font-name="charter" fo:font-size="12pt" fo:font-style="italic" fo:font-weight="normal" style:font-size-asian="12pt" style:font-size-complex="12pt"/>
    </style:style>
    <style:style style:name="T13" style:family="text">
      <style:text-properties fo:font-variant="normal" fo:text-transform="none" fo:color="#292929" loext:opacity="100%" style:font-name="Menlo" fo:font-size="7.5pt" fo:font-style="normal" fo:font-weight="normal" fo:background-color="#f2f2f2" loext:char-shading-value="0" loext:padding="0cm" loext:border="none"/>
    </style:style>
    <style:style style:name="T14" style:family="text">
      <style:text-properties fo:font-variant="normal" fo:text-transform="none" fo:color="#292929" loext:opacity="100%" style:font-name="Menlo" fo:font-style="normal" fo:font-weight="normal" fo:background-color="#f2f2f2" loext:char-shading-value="0" loext:padding="0cm" loext:border="none"/>
    </style:style>
    <style:style style:name="T15" style:family="text">
      <style:text-properties fo:font-variant="normal" fo:text-transform="none" fo:color="#292929" loext:opacity="100%" style:font-name="Menlo" fo:font-size="12pt" fo:font-style="normal" fo:font-weight="normal" fo:background-color="#f2f2f2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292929" loext:opacity="100%" fo:font-size="12pt" fo:font-style="normal" fo:font-weight="normal" style:font-size-asian="12pt" style:font-size-complex="12pt"/>
    </style:style>
    <style:style style:name="T17" style:family="text">
      <style:text-properties fo:font-variant="normal" fo:text-transform="none" fo:color="#292929" loext:opacity="100%" fo:font-size="12pt" fo:font-style="normal" fo:font-weight="normal" fo:background-color="#f2f2f2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292929" loext:opacity="100%" fo:font-size="12pt" fo:font-style="normal" fo:font-weight="bold" style:font-size-asian="12pt" style:font-size-complex="12pt"/>
    </style:style>
    <style:style style:name="T19" style:family="text">
      <style:text-properties fo:font-variant="normal" fo:text-transform="none" fo:color="#292929" loext:opacity="100%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20" style:family="text">
      <style:text-properties fo:font-variant="normal" fo:text-transform="none" fo:color="#292929" loext:opacity="100%" fo:font-size="12pt" fo:font-style="italic" fo:font-weight="normal" style:font-size-asian="12pt" style:font-size-complex="12pt"/>
    </style:style>
    <style:style style:name="T21" style:family="text">
      <style:text-properties fo:font-variant="normal" fo:text-transform="none" fo:color="#292929" loext:opacity="100%" style:font-name="Arial" fo:font-size="12pt" fo:font-style="normal" fo:font-weight="normal" style:font-size-asian="12pt" style:font-size-complex="12pt"/>
    </style:style>
    <style:style style:name="T22" style:family="text">
      <style:text-properties fo:font-variant="normal" fo:text-transform="none" fo:color="#292929" loext:opacity="100%" style:font-name="Arial" fo:font-size="12pt" fo:font-style="normal" fo:font-weight="normal" fo:background-color="#f2f2f2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292929" loext:opacity="100%" style:font-name="Arial" fo:font-size="12pt" fo:font-style="normal" fo:font-weight="bold" style:font-size-asian="12pt" style:font-size-complex="12pt"/>
    </style:style>
    <style:style style:name="T24" style:family="text">
      <style:text-properties fo:font-variant="normal" fo:text-transform="none" fo:color="#292929" loext:opacity="100%" style:font-name="Arial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25" style:family="text">
      <style:text-properties fo:font-variant="normal" fo:text-transform="none" fo:color="#292929" loext:opacity="100%" style:font-name="Arial" fo:font-size="12pt" fo:font-style="italic" fo:font-weight="normal" style:font-size-asian="12pt" style:font-size-complex="12pt"/>
    </style:style>
    <style:style style:name="T26" style:family="text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T27" style:family="text">
      <style:text-properties fo:font-variant="normal" fo:text-transform="none" style:font-name="Arial" fo:font-size="12pt" fo:font-style="normal" fo:font-weight="normal" fo:background-color="#f2f2f2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style:font-name="Arial" fo:font-size="12pt" fo:font-style="normal" fo:font-weight="bold" style:font-size-asian="12pt" style:font-size-complex="12pt"/>
    </style:style>
    <style:style style:name="T29" style:family="text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30" style:family="text">
      <style:text-properties fo:font-variant="normal" fo:text-transform="none" style:font-name="Arial" fo:font-size="12pt" fo:font-style="italic" fo:font-weight="normal" style:font-size-asian="12pt" style:font-size-complex="12pt"/>
    </style:style>
    <style:style style:name="T31" style:family="text">
      <style:text-properties fo:font-variant="normal" fo:text-transform="none" fo:color="#000000" loext:opacity="100%" style:font-name="Arial" fo:font-size="12pt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loext:opacity="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Arial" fo:font-size="12pt" fo:font-style="normal" fo:font-weight="normal" fo:background-color="#f2f2f2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000000" loext:opacity="100%" style:font-name="Arial" fo:font-size="12pt" fo:font-style="normal" fo:font-weight="normal" fo:background-color="#f2f2f2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Arial" fo:font-size="12pt" fo:font-style="normal" fo:font-weight="bold" style:font-size-asian="12pt" style:font-size-complex="12pt"/>
    </style:style>
    <style:style style:name="T36" style:family="text">
      <style:text-properties fo:font-variant="normal" fo:text-transform="none" fo:color="#000000" loext:opacity="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loext:opacity="100%" style:font-name="Arial" fo:font-size="12pt" fo:font-style="normal" fo:font-weight="bold" fo:background-color="#f2f2f2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Arial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39" style:family="text">
      <style:text-properties fo:font-variant="normal" fo:text-transform="none" fo:color="#000000" loext:opacity="100%" style:font-name="Aria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loext:opacity="100%" style:font-name="Arial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000000" loext:opacity="100%" style:font-name="Arial" fo:font-size="12pt" fo:font-style="normal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000000" loext:opacity="100%" style:font-name="Arial" fo:font-size="12pt" fo:font-style="normal" fo:background-color="#f2f2f2" loext:char-shading-value="0" style:font-size-asian="12pt" style:font-style-asian="normal" style:font-size-complex="12pt" style:font-style-complex="normal" loext:padding="0cm" loext:border="none"/>
    </style:style>
    <style:style style:name="T44" style:family="text">
      <style:text-properties fo:font-variant="normal" fo:text-transform="none" fo:color="#000000" loext:opacity="100%" style:font-name="Arial" fo:font-size="12pt" fo:font-style="italic" fo:font-weight="normal" style:font-size-asian="12pt" style:font-size-complex="12pt"/>
    </style:style>
    <style:style style:name="T45" style:family="text">
      <style:text-properties fo:font-variant="normal" fo:text-transform="none" fo:color="#000000" loext:opacity="100%" style:font-name="Arial" fo:font-size="12pt" fo:font-style="italic" fo:font-weight="normal" style:font-size-asian="12pt" style:font-style-asian="italic" style:font-size-complex="12pt" style:font-style-complex="italic"/>
    </style:style>
    <style:style style:name="T46" style:family="text">
      <style:text-properties fo:font-variant="normal" fo:text-transform="none" fo:color="#000000" loext:opacity="100%" style:font-name="Arial" fo:font-size="12pt" fo:font-style="italic" fo:font-weight="normal" fo:background-color="#f2f2f2" loext:char-shading-value="0" style:font-size-asian="12pt" style:font-style-asian="italic" style:font-size-complex="12pt" style:font-style-complex="italic" loext:padding="0cm" loext:border="none"/>
    </style:style>
    <style:style style:name="T47" style:family="text">
      <style:text-properties fo:font-variant="normal" fo:text-transform="none" fo:color="#000000" loext:opacity="100%" style:font-name="Arial" fo:font-size="12pt" fo:font-style="italic" fo:font-weight="bold" style:font-size-asian="12pt" style:font-style-asian="italic" style:font-size-complex="12pt" style:font-style-complex="italic"/>
    </style:style>
    <style:style style:name="T48" style:family="text">
      <style:text-properties fo:font-variant="normal" fo:text-transform="none" fo:color="#000000" loext:opacity="100%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variant="normal" fo:text-transform="none" fo:color="#000000" loext:opacity="100%" style:font-name="Arial" fo:font-size="12pt" fo:font-style="italic" fo:font-weight="bold" fo:background-color="#f2f2f2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50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52" style:family="text"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variant="normal" fo:text-transform="none" fo:color="#000000" loext:opacity="100%" style:font-name="Arial" fo:font-size="12pt" fo:font-style="italic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fo:color="#000000" loext:opacity="100%" style:font-name="Arial" fo:font-size="12pt" fo:font-style="italic" fo:background-color="#f2f2f2" loext:char-shading-value="0" style:font-size-asian="12pt" style:font-style-asian="italic" style:font-size-complex="12pt" style:font-style-complex="italic" loext:padding="0cm" loext:border="none"/>
    </style:style>
    <style:style style:name="T55" style:family="text">
      <style:text-properties fo:font-variant="normal" fo:text-transform="none" fo:color="#000000" loext:opacity="100%" style:font-name="Arial" fo:font-size="12pt" fo:font-weight="normal" style:font-size-asian="12pt" style:font-size-complex="12pt"/>
    </style:style>
    <style:style style:name="T56" style:family="text">
      <style:text-properties fo:font-variant="normal" fo:text-transform="none" fo:color="#000000" loext:opacity="100%" style:font-name="Arial" fo:font-size="12pt" fo:font-weight="normal" fo:background-color="#f2f2f2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000000" loext:opacity="100%" style:font-name="Arial" fo:font-size="12pt" fo:font-weight="bold" style:font-size-asian="12pt" style:font-size-complex="12pt"/>
    </style:style>
    <style:style style:name="T58" style:family="text">
      <style:text-properties fo:font-variant="normal" fo:text-transform="none"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loext:opacity="100%" style:font-name="Arial" fo:font-size="12pt" fo:font-weight="bold" fo:background-color="#f2f2f2" loext:char-shading-value="0" style:font-size-asian="12pt" style:font-weight-asian="bold" style:font-size-complex="12pt" style:font-weight-complex="bold" loext:padding="0cm" loext:border="none"/>
    </style:style>
    <style:style style:name="T60" style:family="text">
      <style:text-properties fo:font-variant="normal" fo:text-transform="none" fo:color="#000000" loext:opacity="100%" style:font-name="Arial" fo:font-size="12pt" style:text-underline-style="solid" style:text-underline-width="auto" style:text-underline-color="font-color" fo:font-weight="normal" style:font-size-asian="12pt" style:font-size-complex="12pt"/>
    </style:style>
    <style:style style:name="T61" style:family="text">
      <style:text-properties fo:font-variant="normal" fo:text-transform="none" fo:color="#000000" loext:opacity="100%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fo:font-size="12pt" fo:font-style="normal" fo:font-weight="normal" fo:background-color="#f2f2f2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Calibri" fo:font-size="12pt" fo:font-style="normal" fo:font-weight="normal" fo:background-color="#f2f2f2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Calibri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494949" loext:opacity="100%" fo:letter-spacing="normal"/>
    </style:style>
    <style:style style:name="T69" style:family="text">
      <style:text-properties fo:color="#494949" loext:opacity="100%" fo:letter-spacing="normal" loext:padding="0cm" loext:border="none"/>
    </style:style>
    <style:style style:name="T70" style:family="text">
      <style:text-properties fo:color="#494949" loext:opacity="100%" fo:font-size="12pt" fo:letter-spacing="normal" style:font-size-asian="12pt" style:font-size-complex="12pt"/>
    </style:style>
    <style:style style:name="T71" style:family="text">
      <style:text-properties fo:color="#494949" loext:opacity="100%" fo:font-size="12pt" fo:letter-spacing="normal" style:font-size-asian="12pt" style:font-size-complex="12pt" loext:padding="0cm" loext:border="none"/>
    </style:style>
    <style:style style:name="T72" style:family="text">
      <style:text-properties fo:color="#494949" loext:opacity="100%" style:font-name="Arial" fo:font-size="12pt" fo:letter-spacing="normal" style:font-size-asian="12pt" style:font-size-complex="12pt"/>
    </style:style>
    <style:style style:name="T73" style:family="text">
      <style:text-properties fo:color="#494949" loext:opacity="100%" style:font-name="Arial" fo:font-size="12pt" fo:letter-spacing="normal" style:font-size-asian="12pt" style:font-size-complex="12pt" loext:padding="0cm" loext:border="none"/>
    </style:style>
    <style:style style:name="T74" style:family="text">
      <style:text-properties fo:color="#757575" loext:opacity="100%"/>
    </style:style>
    <style:style style:name="T75" style:family="text">
      <style:text-properties fo:color="#757575" loext:opacity="100%" style:font-name="fell"/>
    </style:style>
    <style:style style:name="T76" style:family="text">
      <style:text-properties fo:color="#757575" loext:opacity="100%" style:font-name="fell" fo:font-size="15pt"/>
    </style:style>
    <style:style style:name="T77" style:family="text">
      <style:text-properties style:font-name="Arial" fo:font-size="12pt" fo:letter-spacing="normal" style:font-size-asian="12pt" style:font-size-complex="12pt"/>
    </style:style>
    <style:style style:name="T78" style:family="text">
      <style:text-properties style:font-name="Arial" fo:font-size="12pt" fo:letter-spacing="normal" style:font-size-asian="12pt" style:font-size-complex="12pt" loext:padding="0cm" loext:border="none"/>
    </style:style>
    <style:style style:name="T79" style:family="text">
      <style:text-properties fo:color="#000000" loext:opacity="100%" style:font-name="Arial" fo:font-size="12pt" fo:letter-spacing="normal" style:font-size-asian="12pt" style:font-size-complex="12pt"/>
    </style:style>
    <style:style style:name="T80" style:family="text">
      <style:text-properties fo:color="#000000" loext:opacity="100%" style:font-name="Arial" fo:font-size="12pt" fo:letter-spacing="normal" style:font-size-asian="12pt" style:font-size-complex="12pt" loext:padding="0cm" loext:border="none"/>
    </style:style>
    <style:style style:name="T81" style:family="text">
      <style:text-properties fo:color="#000000" loext:opacity="100%" style:font-name="Arial" fo:font-size="12pt" fo:letter-spacing="normal" fo:font-style="italic" style:font-size-asian="12pt" style:font-style-asian="italic" style:font-size-complex="12pt" style:font-style-complex="italic"/>
    </style:style>
    <style:style style:name="T82" style:family="text">
      <style:text-properties fo:color="#000000" loext:opacity="100%" style:font-name="Arial" fo:font-size="12pt" fo:letter-spacing="normal" fo:font-style="italic" style:font-size-asian="12pt" style:font-style-asian="italic" style:font-size-complex="12pt" style:font-style-complex="italic" loext:padding="0cm" loext:border="none"/>
    </style:style>
    <style:style style:name="T83" style:family="text">
      <style:text-properties fo:color="#000000" loext:opacity="100%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color="#000000" loext:opacity="100%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85" style:family="text">
      <style:text-properties fo:color="#000000" loext:opacity="100%" style:font-name="Arial" fo:font-size="12pt" fo:letter-spacing="normal" fo:font-weight="bold" style:font-size-asian="12pt" style:font-weight-asian="bold" style:font-size-complex="12pt" style:font-weight-complex="bold"/>
    </style:style>
    <style:style style:name="T86" style:family="text">
      <style:text-properties fo:color="#000000" loext:opacity="100%" style:font-name="Arial" fo:font-size="12pt" fo:letter-spacing="normal" fo:font-weight="bold" style:font-size-asian="12pt" style:font-weight-asian="bold" style:font-size-complex="12pt" style:font-weight-complex="bold" loext:padding="0cm" loext:border="none"/>
    </style:style>
    <style:style style:name="T87" style:family="text">
      <style:text-properties fo:color="#000000" loext:opacity="100%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loext:opacity="100%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89" style:family="text">
      <style:text-properties fo:color="#000000" loext:opacity="100%" style:font-name="Arial" fo:font-size="12pt" fo:letter-spacing="normal" fo:font-style="normal" style:font-size-asian="12pt" style:font-style-asian="normal" style:font-size-complex="12pt" style:font-style-complex="normal"/>
    </style:style>
    <style:style style:name="T90" style:family="text">
      <style:text-properties fo:color="#000000" loext:opacity="100%" style:font-name="Arial" fo:font-size="12pt" fo:letter-spacing="normal" fo:font-style="normal" style:font-size-asian="12pt" style:font-style-asian="normal" style:font-size-complex="12pt" style:font-style-complex="normal" loext:padding="0cm" loext:border="none"/>
    </style:style>
    <style:style style:name="T91" style:family="text">
      <style:text-properties fo:color="#000000" loext:opacity="100%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000000" loext:opacity="100%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" style:family="text">
      <style:text-properties fo:color="#000000" loext:opacity="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000000" loext:opacity="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5" style:family="text">
      <style:text-properties fo:color="#000000" loext:opacity="100%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000000" loext:opacity="100%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" style:family="text">
      <style:text-properties officeooo:rsid="00068bf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O que é promisse?</text:h>
      <text:p text:style-name="P13"/>
      <text:p text:style-name="P15">Construtos usados para sincronizar a execução de um programa em linguagens de programação concorrentes. Eles descrevem um objeto que atua como um proxy para um resultado que é, inicialmente, desconhecido devido a sua computação não estar completa no momento da chamada. </text:p>
      <text:p text:style-name="P9"/>
      <text:p text:style-name="P9"/>
      <text:h text:style-name="P2" text:outline-level="1"><text:bookmark text:name="2938"/>Fluxo Assíncrono/<text:span text:style-name="T97">Síncrono</text:span></text:h>
      <text:p text:style-name="P13"/>
      <text:p text:style-name="P7"><text:bookmark text:name="81c9"/>O JavaScript por si só é tido como uma linguagem que tem que lidar com várias chamadas e execuções que não acontecem no momento que o programador executou o código, por exemplo, a leitura de um arquivo no NodeJS de forma síncrona:</text:p>
      <text:p text:style-name="P7"><text:bookmark text:name="bb04"/>Esta função é uma função síncrona, ou seja, quando a chamarmos, vamos pausar o que quer que esteja sendo executado e vamos realizar este processamento, depois vamos retornar o valor final. Desta forma estamos fazendo uma operação completamente síncrona. No nosso caso, vamos parar a execução do programa para buscar e ler o arquivo e depois vamos retornar seu resultado ao fluxo normal do programa.</text:p>
      <text:p text:style-name="P7"><text:bookmark text:name="e5e9"/>Como queremos que nossas operações e nosso código rodem o mais rápido possível, queremos paralelizar o máximo de ações que conseguirmos. Ações de leitura de arquivos são consideradas lentas porque I/O é sempre mais lento que processamento em memória, vamos paralelizar a nossa função dizendo que queremos ler o arquivo de forma assíncrona:</text:p>
      <text:p text:style-name="P8"><text:bookmark text:name="f60e"/><text:span text:style-name="T65">Agora o que estamos fazendo é passando um </text:span><text:span text:style-name="Emphasis"><text:span text:style-name="T65">callback</text:span></text:span><text:span text:style-name="T65"> para a função </text:span><text:span text:style-name="Emphasis"><text:span text:style-name="T65">readFile</text:span></text:span><text:span text:style-name="T65"> que deverá ser executado </text:span><text:span text:style-name="Strong_20_Emphasis"><text:span text:style-name="T65">após</text:span></text:span><text:span text:style-name="T65"> a leitura do arquivo. Em essência — e abstraindo muito a funcionalidade — o que a função </text:span><text:span text:style-name="Source_20_Text"><text:span text:style-name="T66">readFile</text:span></text:span><text:span text:style-name="T65"> faz é algo assim:</text:span></text:p>
      <text:p text:style-name="P8"><text:bookmark text:name="3944"/><text:span text:style-name="T65">Basicamente estamos registrando uma ação que vai ser executada após uma outra ação ser concluída, mas não sabemos quando essa ação será concluída. O que sabemos é apenas que em um momento ela será concluída, então o JavaScript utiliza o EventLoop — que não vamos cobrir neste artigo, mas vocês podem pesquisar </text:span><text:a xlink:type="simple" xlink:href="https://medium.com/reactbrasil/como-o-javascript-funciona-o-event-loop-e-o-surgimento-da-programação-assíncrona-5-maneiras-de-18d0b8d6849a" text:style-name="Internet_20_link" text:visited-style-name="Visited_20_Internet_20_Link"><text:span text:style-name="T67">aqui</text:span></text:a><text:span text:style-name="T65"> e </text:span><text:a xlink:type="simple" xlink:href="https://developer.mozilla.org/pt-BR/docs/Web/JavaScript/EventLoop" text:style-name="Internet_20_link" text:visited-style-name="Visited_20_Internet_20_Link"><text:span text:style-name="T67">aqui</text:span></text:a><text:span text:style-name="T65"> — para registrar um callback, basicamente o que estamos dizendo é: "Quando função X acabar, execute Y e me dê o resultado". Então estamos delegando a resolução de uma computação para outro método.</text:span></text:p>
      <text:p text:style-name="P17">RESUMINDO:Temos a mesma coisa, porém a qualidade de código ficar muit melhor.<text:tab/></text:p>
      <text:p text:style-name="P10"/>
      <text:h text:style-name="P1" text:outline-level="1"><text:bookmark text:name="982f"/>Promises</text:h>
      <text:p text:style-name="P14"/>
      <text:p text:style-name="P7"><text:bookmark text:name="a0fb"/>Promises, como já dissemos, definem uma ação que vai ser executada no futuro, ou seja, ela pode ser resolvida (com sucesso) ou rejeitada (com erro).</text:p>
      <text:p text:style-name="P17"/>
      <text:p text:style-name="P15"/>
      <text:p text:style-name="P15"/>
      <text:p text:style-name="P15"><text:soft-page-break/>Aqui podemos simular uma promisse em execução: http://bevacqua.github.io/promisees/</text:p>
      <text:h text:style-name="P3" text:outline-level="3"/>
      <text:h text:style-name="P5" text:outline-level="3"><text:bookmark text:name="o-que-é-um-observable"/>O que é um Observable?</text:h>
      <text:p text:style-name="P11"/>
      <text:p text:style-name="P16">Contrário do Subject, o Observable é unidirecional</text:p>
      <text:p text:style-name="P20"><text:span text:style-name="T95">Por definição é uma coleção que funciona de forma unidirecional, ou seja, ele emite notificações sempre que ocorre uma mudança em um de seus itens e a partir disso podemos executar uma ação. Digamos que ele resolve o mesmo problema que a versão anterior do </text:span><text:span text:style-name="Emphasis"><text:span text:style-name="T96">Angular</text:span></text:span><text:span text:style-name="T95"> havia resolvido com o </text:span><text:span text:style-name="Emphasis"><text:span text:style-name="T96">$watch</text:span></text:span><text:span text:style-name="T95">, porém sem usar força bruta. Enquanto no </text:span><text:span text:style-name="Emphasis"><text:span text:style-name="T96">$watch</text:span></text:span><text:span text:style-name="T95"> verificamos todo nosso escopo por alterações após cada </text:span><text:span text:style-name="Emphasis"><text:span text:style-name="T96">$digest cycle</text:span></text:span><text:span text:style-name="T95"> (o que tem um grande custo na performance), com </text:span><text:span text:style-name="Emphasis"><text:span text:style-name="T96">Observable</text:span></text:span><text:span text:style-name="T95"> esta verificação não acontece, pois para cada evento é emitida uma notificação para nosso </text:span><text:span text:style-name="Emphasis"><text:span text:style-name="T96">Observable</text:span></text:span><text:span text:style-name="T95"> e então tratamos os dados.</text:span></text:p>
      <text:p text:style-name="P11"/>
      <text:h text:style-name="P4" text:outline-level="3">O que é o BehaviorSubject?</text:h>
      <text:p text:style-name="P12"/>
      <text:p text:style-name="P18"><text:bookmark text:name="1899"/>É meio complicado explicar o que é um Subject, mas um jeito muito prático é se você imaginar uma roda de conversa.</text:p>
      <text:list xml:id="list165105358" text:style-name="L9">
        <text:list-item>
          <text:p text:style-name="P19"><text:bookmark text:name="860a"/>Imagine uma roda de conversa entre amigos.</text:p>
        </text:list-item>
        <text:list-item>
          <text:p text:style-name="P19"><text:bookmark text:name="a80b"/>Todos que estão na roda estão “inscritos” no Subject, portanto, recebem as informações que este Subject tem.</text:p>
        </text:list-item>
        <text:list-item>
          <text:p text:style-name="P19"><text:bookmark text:name="ae05"/>Quando alguém fala: “Subject, o próximo assunto é Comida”, o Subject recebe a alteração e envia para todo mundo qual é o próximo assunto.</text:p>
        </text:list-item>
        <text:list-item>
          <text:p text:style-name="P19"><text:bookmark text:name="e7eb"/>Agora, todos sabem que o conteúdo do Subject é “Comida”</text:p>
        </text:list-item>
        <text:list-item>
          <text:p text:style-name="P19"><text:bookmark text:name="5100"/>Quando alguém novo chega e se inscreve no Subject, ele automaticamente recebe o valor “Comida”</text:p>
        </text:list-item>
        <text:list-item>
          <text:p text:style-name="P19"><text:bookmark text:name="9c7b"/>Alguém novamente diz: “Subject, o próximo assunto é Protecionismo Florestal”.</text:p>
        </text:list-item>
        <text:list-item>
          <text:p text:style-name="P19"><text:bookmark text:name="c137"/>Agora, todos, inclusive o recém chegado, recebem que o novo conteúdo do Subject é “Protecionismo Florestal”.</text:p>
        </text:list-item>
      </text:list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, monospace"/>
    <style:font-face style:name="Mangal1" svg:font-family="Mangal"/>
    <style:font-face style:name="Menlo" svg:font-family="Menlo, Monaco, 'Courier New', Courier, monospace"/>
    <style:font-face style:name="Roboto" svg:font-family="Roboto, Helvetica, Arial, Lucida, sans-serif"/>
    <style:font-face style:name="charter" svg:font-family="charter, Georgia, Cambria, 'Times New Roman', Times, serif"/>
    <style:font-face style:name="fell" svg:font-family="fell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8T09:42:58.564000000</dc:date>
    <meta:editing-duration>PT2M13S</meta:editing-duration>
    <meta:editing-cycles>3</meta:editing-cycles>
    <meta:document-statistic meta:table-count="0" meta:image-count="0" meta:object-count="0" meta:page-count="2" meta:paragraph-count="24" meta:word-count="621" meta:character-count="3777" meta:non-whitespace-character-count="3181"/>
  </office:meta>
</office:document-meta>
</file>